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2"/>
    <style:style style:name="ce4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>
            <text:p>Solar Module model for the polycrystalline BP3125.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office:value-type="string">
            <text:p>Solar Module Model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Current</text:p>
          </table:table-cell>
          <table:table-cell office:value-type="string">
            <text:p>Voltage</text:p>
          </table:table-cell>
          <table:table-cell office:value-type="string">
            <text:p>Power</text:p>
          </table:table-cell>
          <table:table-cell>
            <draw:frame table:end-cell-address="Sheet1.S46" table:end-x="1.821cm" table:end-y="0.379cm" draw:z-index="0" draw:style-name="gr1" svg:width="24.511cm" svg:height="19.646cm" svg:x="2.15cm" svg:y="0.267cm">
              <draw:object draw:notify-on-update-of-ranges="Sheet1.E4:Sheet1.E32 Sheet1.F4:Sheet1.F32 Sheet1.E4:Sheet1.E32 Sheet1.G4:Sheet1.G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VT</text:p>
          </table:table-cell>
          <table:table-cell table:formula="of:=0.026*[.$B$14]" office:value-type="float" office:value="2.07105375056179">
            <text:p>2.07E+000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$B$5]-[.E4]*[.$B$12]+[.$B$4]*LN(1-[.E4]/[.$B$6])" office:value-type="float" office:value="22.1">
            <text:p>22.1</text:p>
          </table:table-cell>
          <table:table-cell table:formula="of:=[.E4]*[.F4]/10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Voc</text:p>
          </table:table-cell>
          <table:table-cell office:value-type="float" office:value="22.1">
            <text:p>2.21E+001</text:p>
          </table:table-cell>
          <table:table-cell/>
          <table:table-cell table:formula="of:=[.D4]+1" office:value-type="float" office:value="1">
            <text:p>1</text:p>
          </table:table-cell>
          <table:table-cell table:formula="of:=[.$B$6]/20*[.D5]" office:value-type="float" office:value="0.401">
            <text:p>0.40</text:p>
          </table:table-cell>
          <table:table-cell table:formula="of:=[.$B$5]-[.E5]*[.$B$12]+[.$B$4]*LN(1-[.E5]/[.$B$6])" office:value-type="float" office:value="21.99376883028">
            <text:p>21.99</text:p>
          </table:table-cell>
          <table:table-cell table:formula="of:=[.E5]*[.F5]/10" office:value-type="float" office:value="0.881950130094228">
            <text:p>0.88</text:p>
          </table:table-cell>
          <table:table-cell/>
        </table:table-row>
        <table:table-row table:style-name="ro2">
          <table:table-cell office:value-type="string">
            <text:p>Isc</text:p>
          </table:table-cell>
          <table:table-cell office:value-type="float" office:value="8.02">
            <text:p>8.02E+000</text:p>
          </table:table-cell>
          <table:table-cell/>
          <table:table-cell table:formula="of:=[.D5]+1" office:value-type="float" office:value="2">
            <text:p>2</text:p>
          </table:table-cell>
          <table:table-cell table:formula="of:=[.$B$6]/20*[.D6]" office:value-type="float" office:value="0.802">
            <text:p>0.80</text:p>
          </table:table-cell>
          <table:table-cell table:formula="of:=[.$B$5]-[.E6]*[.$B$12]+[.$B$4]*LN(1-[.E6]/[.$B$6])" office:value-type="float" office:value="21.8817927088857">
            <text:p>21.88</text:p>
          </table:table-cell>
          <table:table-cell table:formula="of:=[.E6]*[.F6]/10" office:value-type="float" office:value="1.75491977525264">
            <text:p>1.75</text:p>
          </table:table-cell>
          <table:table-cell/>
        </table:table-row>
        <table:table-row table:style-name="ro2">
          <table:table-cell office:value-type="string">
            <text:p>Vm</text:p>
          </table:table-cell>
          <table:table-cell office:value-type="float" office:value="17.3">
            <text:p>1.73E+001</text:p>
          </table:table-cell>
          <table:table-cell/>
          <table:table-cell table:formula="of:=[.D6]+1" office:value-type="float" office:value="3">
            <text:p>3</text:p>
          </table:table-cell>
          <table:table-cell table:formula="of:=[.$B$6]/20*[.D7]" office:value-type="float" office:value="1.203">
            <text:p>1.20</text:p>
          </table:table-cell>
          <table:table-cell table:formula="of:=[.$B$5]-[.E7]*[.$B$12]+[.$B$4]*LN(1-[.E7]/[.$B$6])" office:value-type="float" office:value="21.7634145615263">
            <text:p>21.76</text:p>
          </table:table-cell>
          <table:table-cell table:formula="of:=[.E7]*[.F7]/10" office:value-type="float" office:value="2.61813877175162">
            <text:p>2.62</text:p>
          </table:table-cell>
          <table:table-cell/>
        </table:table-row>
        <table:table-row table:style-name="ro2">
          <table:table-cell office:value-type="string">
            <text:p>Im</text:p>
          </table:table-cell>
          <table:table-cell office:value-type="float" office:value="7.23">
            <text:p>7.23E+000</text:p>
          </table:table-cell>
          <table:table-cell/>
          <table:table-cell table:formula="of:=[.D7]+1" office:value-type="float" office:value="4">
            <text:p>4</text:p>
          </table:table-cell>
          <table:table-cell table:formula="of:=[.$B$6]/20*[.D8]" office:value-type="float" office:value="1.604">
            <text:p>1.60</text:p>
          </table:table-cell>
          <table:table-cell table:formula="of:=[.$B$5]-[.E8]*[.$B$12]+[.$B$4]*LN(1-[.E8]/[.$B$6])" office:value-type="float" office:value="21.637857711137">
            <text:p>21.64</text:p>
          </table:table-cell>
          <table:table-cell table:formula="of:=[.E8]*[.F8]/10" office:value-type="float" office:value="3.47071237686638">
            <text:p>3.47</text:p>
          </table:table-cell>
          <table:table-cell/>
        </table:table-row>
        <table:table-row table:style-name="ro1">
          <table:table-cell table:number-columns-repeated="3"/>
          <table:table-cell table:formula="of:=[.D8]+1" office:value-type="float" office:value="5">
            <text:p>5</text:p>
          </table:table-cell>
          <table:table-cell table:formula="of:=[.$B$6]/20*[.D9]" office:value-type="float" office:value="2.005">
            <text:p>2.01</text:p>
          </table:table-cell>
          <table:table-cell table:formula="of:=[.$B$5]-[.E9]*[.$B$12]+[.$B$4]*LN(1-[.E9]/[.$B$6])" office:value-type="float" office:value="21.5041949648793">
            <text:p>21.50</text:p>
          </table:table-cell>
          <table:table-cell table:formula="of:=[.E9]*[.F9]/10" office:value-type="float" office:value="4.31159109045831">
            <text:p>4.31</text:p>
          </table:table-cell>
          <table:table-cell/>
        </table:table-row>
        <table:table-row table:style-name="ro1">
          <table:table-cell office:value-type="string">
            <text:p>VK</text:p>
          </table:table-cell>
          <table:table-cell table:formula="of:=([.B7]-[.B5])/LN(1-[.B8]/[.B6])" office:value-type="float" office:value="2.07105375056179">
            <text:p>2.07E+000</text:p>
          </table:table-cell>
          <table:table-cell/>
          <table:table-cell table:formula="of:=[.D9]+1" office:value-type="float" office:value="6">
            <text:p>6</text:p>
          </table:table-cell>
          <table:table-cell table:formula="of:=[.$B$6]/20*[.D10]" office:value-type="float" office:value="2.406">
            <text:p>2.41</text:p>
          </table:table-cell>
          <table:table-cell table:formula="of:=[.$B$5]-[.E10]*[.$B$12]+[.$B$4]*LN(1-[.E10]/[.$B$6])" office:value-type="float" office:value="21.3613070196243">
            <text:p>21.36</text:p>
          </table:table-cell>
          <table:table-cell table:formula="of:=[.E10]*[.F10]/10" office:value-type="float" office:value="5.1395304689216">
            <text:p>5.14</text:p>
          </table:table-cell>
          <table:table-cell/>
        </table:table-row>
        <table:table-row table:style-name="ro1">
          <table:table-cell office:value-type="string">
            <text:p>I0</text:p>
          </table:table-cell>
          <table:table-cell table:formula="of:=[.B6]/(EXP([.B5]/[.B10])-1)" office:value-type="float" office:value="0.000186154280728504">
            <text:p>1.86E-004</text:p>
          </table:table-cell>
          <table:table-cell/>
          <table:table-cell table:formula="of:=[.D10]+1" office:value-type="float" office:value="7">
            <text:p>7</text:p>
          </table:table-cell>
          <table:table-cell table:formula="of:=[.$B$6]/20*[.D11]" office:value-type="float" office:value="2.807">
            <text:p>2.81</text:p>
          </table:table-cell>
          <table:table-cell table:formula="of:=[.$B$5]-[.E11]*[.$B$12]+[.$B$4]*LN(1-[.E11]/[.$B$6])" office:value-type="float" office:value="21.2078254259488">
            <text:p>21.21</text:p>
          </table:table-cell>
          <table:table-cell table:formula="of:=[.E11]*[.F11]/10" office:value-type="float" office:value="5.95303659706382">
            <text:p>5.9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float" office:value="0">
            <text:p>0.00E+000</text:p>
          </table:table-cell>
          <table:table-cell/>
          <table:table-cell table:formula="of:=[.D11]+1" office:value-type="float" office:value="8">
            <text:p>8</text:p>
          </table:table-cell>
          <table:table-cell table:formula="of:=[.$B$6]/20*[.D12]" office:value-type="float" office:value="3.208">
            <text:p>3.21</text:p>
          </table:table-cell>
          <table:table-cell table:formula="of:=[.$B$5]-[.E12]*[.$B$12]+[.$B$4]*LN(1-[.E12]/[.$B$6])" office:value-type="float" office:value="21.0420526760164">
            <text:p>21.04</text:p>
          </table:table-cell>
          <table:table-cell table:formula="of:=[.E12]*[.F12]/10" office:value-type="float" office:value="6.75029049846605">
            <text:p>6.75</text:p>
          </table:table-cell>
          <table:table-cell/>
        </table:table-row>
        <table:table-row table:style-name="ro1">
          <table:table-cell table:number-columns-repeated="3"/>
          <table:table-cell table:formula="of:=[.D12]+1" office:value-type="float" office:value="9">
            <text:p>9</text:p>
          </table:table-cell>
          <table:table-cell table:formula="of:=[.$B$6]/20*[.D13]" office:value-type="float" office:value="3.609">
            <text:p>3.61</text:p>
          </table:table-cell>
          <table:table-cell table:formula="of:=[.$B$5]-[.E13]*[.$B$12]+[.$B$4]*LN(1-[.E13]/[.$B$6])" office:value-type="float" office:value="20.8618474373605">
            <text:p>20.86</text:p>
          </table:table-cell>
          <table:table-cell table:formula="of:=[.E13]*[.F13]/10" office:value-type="float" office:value="7.52904074014339">
            <text:p>7.53</text:p>
          </table:table-cell>
          <table:table-cell/>
        </table:table-row>
        <table:table-row table:style-name="ro1">
          <table:table-cell/>
          <table:table-cell table:formula="of:=[.B10]/0.026" office:value-type="float" office:value="79.6559134831459">
            <text:p>7.97E+001</text:p>
          </table:table-cell>
          <table:table-cell/>
          <table:table-cell table:formula="of:=[.D13]+1" office:value-type="float" office:value="10">
            <text:p>10</text:p>
          </table:table-cell>
          <table:table-cell table:formula="of:=[.$B$6]/20*[.D14]" office:value-type="float" office:value="4.01">
            <text:p>4.01</text:p>
          </table:table-cell>
          <table:table-cell table:formula="of:=[.$B$5]-[.E14]*[.$B$12]+[.$B$4]*LN(1-[.E14]/[.$B$6])" office:value-type="float" office:value="20.66445493201">
            <text:p>20.66</text:p>
          </table:table-cell>
          <table:table-cell table:formula="of:=[.E14]*[.F14]/10" office:value-type="float" office:value="8.28644642773601">
            <text:p>8.29</text:p>
          </table:table-cell>
          <table:table-cell/>
        </table:table-row>
        <table:table-row table:style-name="ro1">
          <table:table-cell table:number-columns-repeated="3"/>
          <table:table-cell table:formula="of:=[.D14]+1" office:value-type="float" office:value="11">
            <text:p>11</text:p>
          </table:table-cell>
          <table:table-cell table:formula="of:=[.$B$6]/20*[.D15]" office:value-type="float" office:value="4.411">
            <text:p>4.41</text:p>
          </table:table-cell>
          <table:table-cell table:formula="of:=[.$B$5]-[.E15]*[.$B$12]+[.$B$4]*LN(1-[.E15]/[.$B$6])" office:value-type="float" office:value="20.4462476408957">
            <text:p>20.45</text:p>
          </table:table-cell>
          <table:table-cell table:formula="of:=[.E15]*[.F15]/10" office:value-type="float" office:value="9.0188398343991">
            <text:p>9.02</text:p>
          </table:table-cell>
          <table:table-cell/>
        </table:table-row>
        <table:table-row table:style-name="ro1">
          <table:table-cell table:number-columns-repeated="3"/>
          <table:table-cell table:formula="of:=[.D15]+1" office:value-type="float" office:value="12">
            <text:p>12</text:p>
          </table:table-cell>
          <table:table-cell table:formula="of:=[.$B$6]/20*[.D16]" office:value-type="float" office:value="4.812">
            <text:p>4.81</text:p>
          </table:table-cell>
          <table:table-cell table:formula="of:=[.$B$5]-[.E16]*[.$B$12]+[.$B$4]*LN(1-[.E16]/[.$B$6])" office:value-type="float" office:value="20.202312643147">
            <text:p>20.20</text:p>
          </table:table-cell>
          <table:table-cell table:formula="of:=[.E16]*[.F16]/10" office:value-type="float" office:value="9.72135284388235">
            <text:p>9.72</text:p>
          </table:table-cell>
          <table:table-cell/>
        </table:table-row>
        <table:table-row table:style-name="ro1">
          <table:table-cell table:number-columns-repeated="3"/>
          <table:table-cell table:formula="of:=[.D16]+1" office:value-type="float" office:value="13">
            <text:p>13</text:p>
          </table:table-cell>
          <table:table-cell table:formula="of:=[.$B$6]/20*[.D17]" office:value-type="float" office:value="5.213">
            <text:p>5.21</text:p>
          </table:table-cell>
          <table:table-cell table:formula="of:=[.$B$5]-[.E17]*[.$B$12]+[.$B$4]*LN(1-[.E17]/[.$B$6])" office:value-type="float" office:value="19.9257619516343">
            <text:p>19.93</text:p>
          </table:table-cell>
          <table:table-cell table:formula="of:=[.E17]*[.F17]/10" office:value-type="float" office:value="10.3872997053869">
            <text:p>10.39</text:p>
          </table:table-cell>
          <table:table-cell/>
        </table:table-row>
        <table:table-row table:style-name="ro1">
          <table:table-cell table:number-columns-repeated="3"/>
          <table:table-cell table:formula="of:=[.D17]+1" office:value-type="float" office:value="14">
            <text:p>14</text:p>
          </table:table-cell>
          <table:table-cell table:formula="of:=[.$B$6]/20*[.D18]" office:value-type="float" office:value="5.614">
            <text:p>5.61</text:p>
          </table:table-cell>
          <table:table-cell table:formula="of:=[.$B$5]-[.E18]*[.$B$12]+[.$B$4]*LN(1-[.E18]/[.$B$6])" office:value-type="float" office:value="19.6065076080264">
            <text:p>19.61</text:p>
          </table:table-cell>
          <table:table-cell table:formula="of:=[.E18]*[.F18]/10" office:value-type="float" office:value="11.007093371146">
            <text:p>11.01</text:p>
          </table:table-cell>
          <table:table-cell/>
        </table:table-row>
        <table:table-row table:style-name="ro1">
          <table:table-cell table:number-columns-repeated="3"/>
          <table:table-cell table:formula="of:=[.D18]+1" office:value-type="float" office:value="15">
            <text:p>15</text:p>
          </table:table-cell>
          <table:table-cell table:formula="of:=[.$B$6]/20*[.D19]" office:value-type="float" office:value="6.015">
            <text:p>6.02</text:p>
          </table:table-cell>
          <table:table-cell table:formula="of:=[.$B$5]-[.E19]*[.$B$12]+[.$B$4]*LN(1-[.E19]/[.$B$6])" office:value-type="float" office:value="19.22890986402">
            <text:p>19.23</text:p>
          </table:table-cell>
          <table:table-cell table:formula="of:=[.E19]*[.F19]/10" office:value-type="float" office:value="11.566189283208">
            <text:p>11.57</text:p>
          </table:table-cell>
          <table:table-cell/>
        </table:table-row>
        <table:table-row table:style-name="ro1">
          <table:table-cell table:number-columns-repeated="3"/>
          <table:table-cell table:formula="of:=[.D19]+1" office:value-type="float" office:value="16">
            <text:p>16</text:p>
          </table:table-cell>
          <table:table-cell table:formula="of:=[.$B$6]/20*[.D20]" office:value-type="float" office:value="6.416">
            <text:p>6.42</text:p>
          </table:table-cell>
          <table:table-cell table:formula="of:=[.$B$5]-[.E20]*[.$B$12]+[.$B$4]*LN(1-[.E20]/[.$B$6])" office:value-type="float" office:value="18.766767575157">
            <text:p>18.77</text:p>
          </table:table-cell>
          <table:table-cell table:formula="of:=[.E20]*[.F20]/10" office:value-type="float" office:value="12.0407580762207">
            <text:p>12.04</text:p>
          </table:table-cell>
          <table:table-cell/>
        </table:table-row>
        <table:table-row table:style-name="ro1">
          <table:table-cell table:number-columns-repeated="3"/>
          <table:table-cell table:formula="of:=[.D20]+1" office:value-type="float" office:value="17">
            <text:p>17</text:p>
          </table:table-cell>
          <table:table-cell table:formula="of:=[.$B$6]/20*[.D21]" office:value-type="float" office:value="6.817">
            <text:p>6.82</text:p>
          </table:table-cell>
          <table:table-cell table:formula="of:=[.$B$5]-[.E21]*[.$B$12]+[.$B$4]*LN(1-[.E21]/[.$B$6])" office:value-type="float" office:value="18.1709625400364">
            <text:p>18.17</text:p>
          </table:table-cell>
          <table:table-cell table:formula="of:=[.E21]*[.F21]/10" office:value-type="float" office:value="12.3871451635428">
            <text:p>12.39</text:p>
          </table:table-cell>
          <table:table-cell/>
        </table:table-row>
        <table:table-row table:style-name="ro1">
          <table:table-cell table:number-columns-repeated="3"/>
          <table:table-cell table:formula="of:=[.D21]+1" office:value-type="float" office:value="18">
            <text:p>18</text:p>
          </table:table-cell>
          <table:table-cell table:formula="of:=[.$B$6]/20*[.D22]" office:value-type="float" office:value="7.218">
            <text:p>7.22</text:p>
          </table:table-cell>
          <table:table-cell table:formula="of:=[.$B$5]-[.E22]*[.$B$12]+[.$B$4]*LN(1-[.E22]/[.$B$6])" office:value-type="float" office:value="17.331222507167">
            <text:p>17.33</text:p>
          </table:table-cell>
          <table:table-cell table:formula="of:=[.E22]*[.F22]/10" office:value-type="float" office:value="12.5096764056731">
            <text:p>12.51</text:p>
          </table:table-cell>
          <table:table-cell/>
        </table:table-row>
        <table:table-row table:style-name="ro1">
          <table:table-cell table:number-columns-repeated="3"/>
          <table:table-cell table:formula="of:=[.D22]+1" office:value-type="float" office:value="19">
            <text:p>19</text:p>
          </table:table-cell>
          <table:table-cell table:formula="of:=[.$B$6]/20*[.D23]" office:value-type="float" office:value="7.619">
            <text:p>7.62</text:p>
          </table:table-cell>
          <table:table-cell table:formula="of:=[.$B$5]-[.E23]*[.$B$12]+[.$B$4]*LN(1-[.E23]/[.$B$6])" office:value-type="float" office:value="15.895677439177">
            <text:p>15.90</text:p>
          </table:table-cell>
          <table:table-cell table:formula="of:=[.E23]*[.F23]/10" office:value-type="float" office:value="12.110916640909">
            <text:p>12.11</text:p>
          </table:table-cell>
          <table:table-cell/>
        </table:table-row>
        <table:table-row table:style-name="ro1">
          <table:table-cell table:number-columns-repeated="3"/>
          <table:table-cell table:formula="of:=[.D23]+0.1" office:value-type="float" office:value="19.1">
            <text:p>19.1</text:p>
          </table:table-cell>
          <table:table-cell table:formula="of:=[.$B$6]/20*[.D24]" office:value-type="float" office:value="7.6591">
            <text:p>7.66</text:p>
          </table:table-cell>
          <table:table-cell table:formula="of:=[.$B$5]-[.E24]*[.$B$12]+[.$B$4]*LN(1-[.E24]/[.$B$6])" office:value-type="float" office:value="15.6774701480627">
            <text:p>15.68</text:p>
          </table:table-cell>
          <table:table-cell table:formula="of:=[.E24]*[.F24]/10" office:value-type="float" office:value="12.0075311611027">
            <text:p>12.01</text:p>
          </table:table-cell>
          <table:table-cell/>
        </table:table-row>
        <table:table-row table:style-name="ro1">
          <table:table-cell table:number-columns-repeated="3"/>
          <table:table-cell table:formula="of:=[.D24]+0.1" office:value-type="float" office:value="19.2">
            <text:p>19.2</text:p>
          </table:table-cell>
          <table:table-cell table:formula="of:=[.$B$6]/20*[.D25]" office:value-type="float" office:value="7.6992">
            <text:p>7.70</text:p>
          </table:table-cell>
          <table:table-cell table:formula="of:=[.$B$5]-[.E25]*[.$B$12]+[.$B$4]*LN(1-[.E25]/[.$B$6])" office:value-type="float" office:value="15.433535150314">
            <text:p>15.43</text:p>
          </table:table-cell>
          <table:table-cell table:formula="of:=[.E25]*[.F25]/10" office:value-type="float" office:value="11.8825873829298">
            <text:p>11.88</text:p>
          </table:table-cell>
          <table:table-cell/>
        </table:table-row>
        <table:table-row table:style-name="ro1">
          <table:table-cell table:number-columns-repeated="3"/>
          <table:table-cell table:formula="of:=[.D25]+0.1" office:value-type="float" office:value="19.3">
            <text:p>19.3</text:p>
          </table:table-cell>
          <table:table-cell table:formula="of:=[.$B$6]/20*[.D26]" office:value-type="float" office:value="7.7393">
            <text:p>7.74</text:p>
          </table:table-cell>
          <table:table-cell table:formula="of:=[.$B$5]-[.E26]*[.$B$12]+[.$B$4]*LN(1-[.E26]/[.$B$6])" office:value-type="float" office:value="15.1569844588013">
            <text:p>15.16</text:p>
          </table:table-cell>
          <table:table-cell table:formula="of:=[.E26]*[.F26]/10" office:value-type="float" office:value="11.7304449822001">
            <text:p>11.73</text:p>
          </table:table-cell>
          <table:table-cell/>
        </table:table-row>
        <table:table-row table:style-name="ro1">
          <table:table-cell table:number-columns-repeated="3"/>
          <table:table-cell table:formula="of:=[.D26]+0.1" office:value-type="float" office:value="19.4">
            <text:p>19.4</text:p>
          </table:table-cell>
          <table:table-cell table:formula="of:=[.$B$6]/20*[.D27]" office:value-type="float" office:value="7.7794">
            <text:p>7.78</text:p>
          </table:table-cell>
          <table:table-cell table:formula="of:=[.$B$5]-[.E27]*[.$B$12]+[.$B$4]*LN(1-[.E27]/[.$B$6])" office:value-type="float" office:value="14.8377301151934">
            <text:p>14.84</text:p>
          </table:table-cell>
          <table:table-cell table:formula="of:=[.E27]*[.F27]/10" office:value-type="float" office:value="11.5428637658135">
            <text:p>11.54</text:p>
          </table:table-cell>
          <table:table-cell/>
        </table:table-row>
        <table:table-row table:style-name="ro1">
          <table:table-cell table:number-columns-repeated="3"/>
          <table:table-cell table:formula="of:=[.D27]+0.1" office:value-type="float" office:value="19.5">
            <text:p>19.5</text:p>
          </table:table-cell>
          <table:table-cell table:formula="of:=[.$B$6]/20*[.D28]" office:value-type="float" office:value="7.8195">
            <text:p>7.82</text:p>
          </table:table-cell>
          <table:table-cell table:formula="of:=[.$B$5]-[.E28]*[.$B$12]+[.$B$4]*LN(1-[.E28]/[.$B$6])" office:value-type="float" office:value="14.460132371187">
            <text:p>14.46</text:p>
          </table:table-cell>
          <table:table-cell table:formula="of:=[.E28]*[.F28]/10" office:value-type="float" office:value="11.3071005076497">
            <text:p>11.31</text:p>
          </table:table-cell>
          <table:table-cell/>
        </table:table-row>
        <table:table-row table:style-name="ro1">
          <table:table-cell table:number-columns-repeated="3"/>
          <table:table-cell table:formula="of:=[.D28]+0.1" office:value-type="float" office:value="19.6">
            <text:p>19.6</text:p>
          </table:table-cell>
          <table:table-cell table:formula="of:=[.$B$6]/20*[.D29]" office:value-type="float" office:value="7.8596">
            <text:p>7.86</text:p>
          </table:table-cell>
          <table:table-cell table:formula="of:=[.$B$5]-[.E29]*[.$B$12]+[.$B$4]*LN(1-[.E29]/[.$B$6])" office:value-type="float" office:value="13.997990082324">
            <text:p>14.00</text:p>
          </table:table-cell>
          <table:table-cell table:formula="of:=[.E29]*[.F29]/10" office:value-type="float" office:value="11.0018602851034">
            <text:p>11.00</text:p>
          </table:table-cell>
          <table:table-cell/>
        </table:table-row>
        <table:table-row table:style-name="ro1">
          <table:table-cell table:number-columns-repeated="3"/>
          <table:table-cell table:formula="of:=[.D29]+0.1" office:value-type="float" office:value="19.7">
            <text:p>19.7</text:p>
          </table:table-cell>
          <table:table-cell table:formula="of:=[.$B$6]/20*[.D30]" office:value-type="float" office:value="7.8997">
            <text:p>7.90</text:p>
          </table:table-cell>
          <table:table-cell table:formula="of:=[.$B$5]-[.E30]*[.$B$12]+[.$B$4]*LN(1-[.E30]/[.$B$6])" office:value-type="float" office:value="13.4021850472033">
            <text:p>13.40</text:p>
          </table:table-cell>
          <table:table-cell table:formula="of:=[.E30]*[.F30]/10" office:value-type="float" office:value="10.5873241217392">
            <text:p>10.59</text:p>
          </table:table-cell>
          <table:table-cell/>
        </table:table-row>
        <table:table-row table:style-name="ro1">
          <table:table-cell table:number-columns-repeated="3"/>
          <table:table-cell table:formula="of:=[.D30]+0.1" office:value-type="float" office:value="19.8">
            <text:p>19.8</text:p>
          </table:table-cell>
          <table:table-cell table:formula="of:=[.$B$6]/20*[.D31]" office:value-type="float" office:value="7.9398">
            <text:p>7.94</text:p>
          </table:table-cell>
          <table:table-cell table:formula="of:=[.$B$5]-[.E31]*[.$B$12]+[.$B$4]*LN(1-[.E31]/[.$B$6])" office:value-type="float" office:value="12.5624450143339">
            <text:p>12.56</text:p>
          </table:table-cell>
          <table:table-cell table:formula="of:=[.E31]*[.F31]/10" office:value-type="float" office:value="9.97433009248083">
            <text:p>9.97</text:p>
          </table:table-cell>
          <table:table-cell/>
        </table:table-row>
        <table:table-row table:style-name="ro1">
          <table:table-cell table:number-columns-repeated="3"/>
          <table:table-cell table:formula="of:=[.D31]+0.1" office:value-type="float" office:value="19.9">
            <text:p>19.9</text:p>
          </table:table-cell>
          <table:table-cell table:style-name="ce3" table:formula="of:=[.$B$6]" office:value-type="float" office:value="8.02">
            <text:p>8.02</text:p>
          </table:table-cell>
          <table:table-cell office:value-type="float" office:value="0">
            <text:p>0</text:p>
          </table:table-cell>
          <table:table-cell table:formula="of:=[.E32]*[.F32]/10" office:value-type="float" office:value="0">
            <text:p>0</text:p>
          </table:table-cell>
          <table:table-cell/>
        </table:table-row>
        <table:table-row table:style-name="ro1" table:number-rows-repeated="6550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column table:style-name="co1" table:default-cell-style-name="ce4"/>
        <table:table-row table:style-name="ro1">
          <table:table-cell office:value-type="string">
            <text:p>Solar Module Model</text:p>
          </table:table-cell>
          <table:table-cell table:style-name="ce2"/>
          <table:table-cell/>
          <table:table-cell office:value-type="string">
            <text:p>I</text:p>
          </table:table-cell>
          <table:table-cell office:value-type="string">
            <text:p>Current</text:p>
          </table:table-cell>
          <table:table-cell office:value-type="string">
            <text:p>Voltage</text:p>
          </table:table-cell>
          <table:table-cell office:value-type="string">
            <text:p>Power</text:p>
          </table:table-cell>
          <table:table-cell/>
          <table:table-cell office:value-type="string">
            <text:p>Ip</text:p>
          </table:table-cell>
          <table:table-cell office:value-type="string">
            <text:p>R</text:p>
          </table:table-cell>
          <table:table-cell office:value-type="string">
            <text:p>(IsR-V0)/VT</text:p>
          </table:table-cell>
        </table:table-row>
        <table:table-row table:style-name="ro1">
          <table:table-cell office:value-type="string">
            <text:p>VT</text:p>
          </table:table-cell>
          <table:table-cell table:style-name="ce2" office:value-type="float" office:value="0.026">
            <text:p>2.60E-002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$B$3]-[.E2]*[.$B$10]+[.$B$2]*LN(1-[.E2]/[.$B$4])" office:value-type="float" office:value="91.8">
            <text:p>91.8</text:p>
          </table:table-cell>
          <table:table-cell table:formula="of:=[.E2]*[.F2]" office:value-type="float" office:value="0">
            <text:p>0</text:p>
          </table:table-cell>
          <table:table-cell/>
          <table:table-cell table:formula="of:=[.$B$6]*(1+0.026/[.$B$5])" office:value-type="float" office:value="0.900349253731343">
            <text:p>0.90</text:p>
          </table:table-cell>
          <table:table-cell table:formula="of:=[.$B$5]/[.$B$6]-0.026/([.$B$4]-[.$B$6])" office:value-type="float" office:value="74.3547892720306">
            <text:p>74.35</text:p>
          </table:table-cell>
          <table:table-cell table:formula="of:=([.$B$4]*[.J2]-[.$B$3])/0.026" office:value-type="float" office:value="-127.607721780136">
            <text:p>-127.61</text:p>
          </table:table-cell>
        </table:table-row>
        <table:table-row table:style-name="ro1">
          <table:table-cell office:value-type="string">
            <text:p>Voc</text:p>
          </table:table-cell>
          <table:table-cell table:style-name="ce2" office:value-type="float" office:value="91.8">
            <text:p>9.18E+001</text:p>
          </table:table-cell>
          <table:table-cell/>
          <table:table-cell table:formula="of:=[.D2]+1" office:value-type="float" office:value="1">
            <text:p>1</text:p>
          </table:table-cell>
          <table:table-cell table:formula="of:=[.$B$4]/20*[.D3]" office:value-type="float" office:value="0.0595">
            <text:p>0.06</text:p>
          </table:table-cell>
          <table:table-cell table:formula="of:=[.$B$3]-[.E3]*[.$B$10]+[.$B$2]*LN(1-[.E3]/[.$B$4])" office:value-type="float" office:value="87.3745564126601">
            <text:p>87.37</text:p>
          </table:table-cell>
          <table:table-cell table:formula="of:=[.E3]*[.F3]" office:value-type="float" office:value="5.19878610655328">
            <text:p>5.20</text:p>
          </table:table-cell>
          <table:table-cell table:number-columns-repeated="4"/>
        </table:table-row>
        <table:table-row table:style-name="ro1">
          <table:table-cell office:value-type="string">
            <text:p>Isc</text:p>
          </table:table-cell>
          <table:table-cell table:style-name="ce2" office:value-type="float" office:value="1.19">
            <text:p>1.19E+000</text:p>
          </table:table-cell>
          <table:table-cell/>
          <table:table-cell table:formula="of:=[.D3]+1" office:value-type="float" office:value="2">
            <text:p>2</text:p>
          </table:table-cell>
          <table:table-cell table:formula="of:=[.$B$4]/20*[.D4]" office:value-type="float" office:value="0.119">
            <text:p>0.12</text:p>
          </table:table-cell>
          <table:table-cell table:formula="of:=[.$B$3]-[.E4]*[.$B$10]+[.$B$2]*LN(1-[.E4]/[.$B$4])" office:value-type="float" office:value="82.9490407032212">
            <text:p>82.95</text:p>
          </table:table-cell>
          <table:table-cell table:formula="of:=[.E4]*[.F4]" office:value-type="float" office:value="9.87093584368333">
            <text:p>9.87</text:p>
          </table:table-cell>
          <table:table-cell table:number-columns-repeated="4"/>
        </table:table-row>
        <table:table-row table:style-name="ro1">
          <table:table-cell office:value-type="string">
            <text:p>Vm</text:p>
          </table:table-cell>
          <table:table-cell table:style-name="ce2" office:value-type="float" office:value="67">
            <text:p>6.70E+001</text:p>
          </table:table-cell>
          <table:table-cell/>
          <table:table-cell table:formula="of:=[.D4]+1" office:value-type="float" office:value="3">
            <text:p>3</text:p>
          </table:table-cell>
          <table:table-cell table:formula="of:=[.$B$4]/20*[.D5]" office:value-type="float" office:value="0.1785">
            <text:p>0.18</text:p>
          </table:table-cell>
          <table:table-cell table:formula="of:=[.$B$3]-[.E5]*[.$B$10]+[.$B$2]*LN(1-[.E5]/[.$B$4])" office:value-type="float" office:value="78.5234446227756">
            <text:p>78.52</text:p>
          </table:table-cell>
          <table:table-cell table:formula="of:=[.E5]*[.F5]" office:value-type="float" office:value="14.0164348651654">
            <text:p>14.02</text:p>
          </table:table-cell>
          <table:table-cell table:number-columns-repeated="4"/>
        </table:table-row>
        <table:table-row table:style-name="ro1">
          <table:table-cell office:value-type="string">
            <text:p>Im</text:p>
          </table:table-cell>
          <table:table-cell table:style-name="ce2" office:value-type="float" office:value="0.9">
            <text:p>9.00E-001</text:p>
          </table:table-cell>
          <table:table-cell/>
          <table:table-cell table:formula="of:=[.D5]+1" office:value-type="float" office:value="4">
            <text:p>4</text:p>
          </table:table-cell>
          <table:table-cell table:formula="of:=[.$B$4]/20*[.D6]" office:value-type="float" office:value="0.238">
            <text:p>0.24</text:p>
          </table:table-cell>
          <table:table-cell table:formula="of:=[.$B$3]-[.E6]*[.$B$10]+[.$B$2]*LN(1-[.E6]/[.$B$4])" office:value-type="float" office:value="74.0977584209225">
            <text:p>74.10</text:p>
          </table:table-cell>
          <table:table-cell table:formula="of:=[.E6]*[.F6]" office:value-type="float" office:value="17.6352665041796">
            <text:p>17.6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6]+1" office:value-type="float" office:value="5">
            <text:p>5</text:p>
          </table:table-cell>
          <table:table-cell table:formula="of:=[.$B$4]/20*[.D7]" office:value-type="float" office:value="0.2975">
            <text:p>0.30</text:p>
          </table:table-cell>
          <table:table-cell table:formula="of:=[.$B$3]-[.E7]*[.$B$10]+[.$B$2]*LN(1-[.E7]/[.$B$4])" office:value-type="float" office:value="69.6719704576871">
            <text:p>69.67</text:p>
          </table:table-cell>
          <table:table-cell table:formula="of:=[.E7]*[.F7]" office:value-type="float" office:value="20.7274112111619">
            <text:p>20.73</text:p>
          </table:table-cell>
          <table:table-cell table:number-columns-repeated="4"/>
        </table:table-row>
        <table:table-row table:style-name="ro1">
          <table:table-cell office:value-type="string">
            <text:p>VK</text:p>
          </table:table-cell>
          <table:table-cell table:style-name="ce2" table:formula="of:=([.B5]-[.B3])/LN(1-[.B6]/[.B4])" office:value-type="float" office:value="17.5658833211312">
            <text:p>1.76E+001</text:p>
          </table:table-cell>
          <table:table-cell/>
          <table:table-cell table:formula="of:=[.D7]+1" office:value-type="float" office:value="6">
            <text:p>6</text:p>
          </table:table-cell>
          <table:table-cell table:formula="of:=[.$B$4]/20*[.D8]" office:value-type="float" office:value="0.357">
            <text:p>0.36</text:p>
          </table:table-cell>
          <table:table-cell table:formula="of:=[.$B$3]-[.E8]*[.$B$10]+[.$B$2]*LN(1-[.E8]/[.$B$4])" office:value-type="float" office:value="65.2460666813427">
            <text:p>65.25</text:p>
          </table:table-cell>
          <table:table-cell table:formula="of:=[.E8]*[.F8]" office:value-type="float" office:value="23.2928458052393">
            <text:p>23.29</text:p>
          </table:table-cell>
          <table:table-cell table:number-columns-repeated="4"/>
        </table:table-row>
        <table:table-row table:style-name="ro1">
          <table:table-cell office:value-type="string">
            <text:p>I0</text:p>
          </table:table-cell>
          <table:table-cell table:style-name="ce2" table:formula="of:=[.B4]/(EXP([.B3]/[.B8])-1)" office:value-type="float" office:value="0.00643053897844632">
            <text:p>6.43E-003</text:p>
          </table:table-cell>
          <table:table-cell/>
          <table:table-cell table:formula="of:=[.D8]+1" office:value-type="float" office:value="7">
            <text:p>7</text:p>
          </table:table-cell>
          <table:table-cell table:formula="of:=[.$B$4]/20*[.D9]" office:value-type="float" office:value="0.4165">
            <text:p>0.42</text:p>
          </table:table-cell>
          <table:table-cell table:formula="of:=[.$B$3]-[.E9]*[.$B$10]+[.$B$2]*LN(1-[.E9]/[.$B$4])" office:value-type="float" office:value="60.8200299123808">
            <text:p>60.82</text:p>
          </table:table-cell>
          <table:table-cell table:formula="of:=[.E9]*[.F9]" office:value-type="float" office:value="25.3315424585066">
            <text:p>25.33</text:p>
          </table:table-cell>
          <table:table-cell table:number-columns-repeated="4"/>
        </table:table-row>
        <table:table-row table:style-name="ro1">
          <table:table-cell office:value-type="string">
            <text:p>R</text:p>
          </table:table-cell>
          <table:table-cell table:formula="of:=[.$B$5]/[.$B$6]-[.$B$2]/([.$B$4]-[.$B$6])" office:value-type="float" office:value="74.3547892720306">
            <text:p>74.35</text:p>
          </table:table-cell>
          <table:table-cell/>
          <table:table-cell table:formula="of:=[.D9]+1" office:value-type="float" office:value="8">
            <text:p>8</text:p>
          </table:table-cell>
          <table:table-cell table:formula="of:=[.$B$4]/20*[.D10]" office:value-type="float" office:value="0.476">
            <text:p>0.48</text:p>
          </table:table-cell>
          <table:table-cell table:formula="of:=[.$B$3]-[.E10]*[.$B$10]+[.$B$2]*LN(1-[.E10]/[.$B$4])" office:value-type="float" office:value="56.3938388402955">
            <text:p>56.39</text:p>
          </table:table-cell>
          <table:table-cell table:formula="of:=[.E10]*[.F10]" office:value-type="float" office:value="26.8434672879807">
            <text:p>26.8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0]+1" office:value-type="float" office:value="9">
            <text:p>9</text:p>
          </table:table-cell>
          <table:table-cell table:formula="of:=[.$B$4]/20*[.D11]" office:value-type="float" office:value="0.5355">
            <text:p>0.54</text:p>
          </table:table-cell>
          <table:table-cell table:formula="of:=[.$B$3]-[.E11]*[.$B$10]+[.$B$2]*LN(1-[.E11]/[.$B$4])" office:value-type="float" office:value="51.9674665828079">
            <text:p>51.97</text:p>
          </table:table-cell>
          <table:table-cell table:formula="of:=[.E11]*[.F11]" office:value-type="float" office:value="27.8285783550937">
            <text:p>27.83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[.B8]/0.026" office:value-type="float" office:value="675.610896966583">
            <text:p>6.76E+002</text:p>
          </table:table-cell>
          <table:table-cell/>
          <table:table-cell table:formula="of:=[.D11]+1" office:value-type="float" office:value="10">
            <text:p>10</text:p>
          </table:table-cell>
          <table:table-cell table:formula="of:=[.$B$4]/20*[.D12]" office:value-type="float" office:value="0.595">
            <text:p>0.60</text:p>
          </table:table-cell>
          <table:table-cell table:formula="of:=[.$B$3]-[.E12]*[.$B$10]+[.$B$2]*LN(1-[.E12]/[.$B$4])" office:value-type="float" office:value="47.5408785564472">
            <text:p>47.54</text:p>
          </table:table-cell>
          <table:table-cell table:formula="of:=[.E12]*[.F12]" office:value-type="float" office:value="28.2868227410861">
            <text:p>28.29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2]+1" office:value-type="float" office:value="11">
            <text:p>11</text:p>
          </table:table-cell>
          <table:table-cell table:formula="of:=[.$B$4]/20*[.D13]" office:value-type="float" office:value="0.6545">
            <text:p>0.65</text:p>
          </table:table-cell>
          <table:table-cell table:formula="of:=[.$B$3]-[.E13]*[.$B$10]+[.$B$2]*LN(1-[.E13]/[.$B$4])" office:value-type="float" office:value="43.1140292213543">
            <text:p>43.11</text:p>
          </table:table-cell>
          <table:table-cell table:formula="of:=[.E13]*[.F13]" office:value-type="float" office:value="28.2181321253764">
            <text:p>28.2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3]+1" office:value-type="float" office:value="12">
            <text:p>12</text:p>
          </table:table-cell>
          <table:table-cell table:formula="of:=[.$B$4]/20*[.D14]" office:value-type="float" office:value="0.714">
            <text:p>0.71</text:p>
          </table:table-cell>
          <table:table-cell table:formula="of:=[.$B$3]-[.E14]*[.$B$10]+[.$B$2]*LN(1-[.E14]/[.$B$4])" office:value-type="float" office:value="38.6868569007414">
            <text:p>38.69</text:p>
          </table:table-cell>
          <table:table-cell table:formula="of:=[.E14]*[.F14]" office:value-type="float" office:value="27.6224158271294">
            <text:p>27.6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4]+1" office:value-type="float" office:value="13">
            <text:p>13</text:p>
          </table:table-cell>
          <table:table-cell table:formula="of:=[.$B$4]/20*[.D15]" office:value-type="float" office:value="0.7735">
            <text:p>0.77</text:p>
          </table:table-cell>
          <table:table-cell table:formula="of:=[.$B$3]-[.E15]*[.$B$10]+[.$B$2]*LN(1-[.E15]/[.$B$4])" office:value-type="float" office:value="34.2592751228473">
            <text:p>34.26</text:p>
          </table:table-cell>
          <table:table-cell table:formula="of:=[.E15]*[.F15]" office:value-type="float" office:value="26.4995493075224">
            <text:p>26.5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5]+1" office:value-type="float" office:value="14">
            <text:p>14</text:p>
          </table:table-cell>
          <table:table-cell table:formula="of:=[.$B$4]/20*[.D16]" office:value-type="float" office:value="0.833">
            <text:p>0.83</text:p>
          </table:table-cell>
          <table:table-cell table:formula="of:=[.$B$3]-[.E16]*[.$B$10]+[.$B$2]*LN(1-[.E16]/[.$B$4])" office:value-type="float" office:value="29.831157243486">
            <text:p>29.83</text:p>
          </table:table-cell>
          <table:table-cell table:formula="of:=[.E16]*[.F16]" office:value-type="float" office:value="24.8493539838238">
            <text:p>24.85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6]+1" office:value-type="float" office:value="15">
            <text:p>15</text:p>
          </table:table-cell>
          <table:table-cell table:formula="of:=[.$B$4]/20*[.D17]" office:value-type="float" office:value="0.8925">
            <text:p>0.89</text:p>
          </table:table-cell>
          <table:table-cell table:formula="of:=[.$B$3]-[.E17]*[.$B$10]+[.$B$2]*LN(1-[.E17]/[.$B$4])" office:value-type="float" office:value="25.4023069213235">
            <text:p>25.40</text:p>
          </table:table-cell>
          <table:table-cell table:formula="of:=[.E17]*[.F17]" office:value-type="float" office:value="22.6715589272813">
            <text:p>22.6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7]+1" office:value-type="float" office:value="16">
            <text:p>16</text:p>
          </table:table-cell>
          <table:table-cell table:formula="of:=[.$B$4]/20*[.D18]" office:value-type="float" office:value="0.952">
            <text:p>0.95</text:p>
          </table:table-cell>
          <table:table-cell table:formula="of:=[.$B$3]-[.E18]*[.$B$10]+[.$B$2]*LN(1-[.E18]/[.$B$4])" office:value-type="float" office:value="20.9723952273035">
            <text:p>20.97</text:p>
          </table:table-cell>
          <table:table-cell table:formula="of:=[.E18]*[.F18]" office:value-type="float" office:value="19.965720256393">
            <text:p>19.9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8]+1" office:value-type="float" office:value="17">
            <text:p>17</text:p>
          </table:table-cell>
          <table:table-cell table:formula="of:=[.$B$4]/20*[.D19]" office:value-type="float" office:value="1.0115">
            <text:p>1.01</text:p>
          </table:table-cell>
          <table:table-cell table:formula="of:=[.$B$3]-[.E19]*[.$B$10]+[.$B$2]*LN(1-[.E19]/[.$B$4])" office:value-type="float" office:value="16.540805531734">
            <text:p>16.54</text:p>
          </table:table-cell>
          <table:table-cell table:formula="of:=[.E19]*[.F19]" office:value-type="float" office:value="16.7310247953489">
            <text:p>16.73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9]+1" office:value-type="float" office:value="18">
            <text:p>18</text:p>
          </table:table-cell>
          <table:table-cell table:formula="of:=[.$B$4]/20*[.D20]" office:value-type="float" office:value="1.071">
            <text:p>1.07</text:p>
          </table:table-cell>
          <table:table-cell table:formula="of:=[.$B$3]-[.E20]*[.$B$10]+[.$B$2]*LN(1-[.E20]/[.$B$4])" office:value-type="float" office:value="12.1061534772373">
            <text:p>12.11</text:p>
          </table:table-cell>
          <table:table-cell table:formula="of:=[.E20]*[.F20]" office:value-type="float" office:value="12.9656903741212">
            <text:p>12.9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0]+1" office:value-type="float" office:value="19">
            <text:p>19</text:p>
          </table:table-cell>
          <table:table-cell table:formula="of:=[.$B$4]/20*[.D21]" office:value-type="float" office:value="1.1305">
            <text:p>1.13</text:p>
          </table:table-cell>
          <table:table-cell table:formula="of:=[.$B$3]-[.E21]*[.$B$10]+[.$B$2]*LN(1-[.E21]/[.$B$4])" office:value-type="float" office:value="7.66402168885695">
            <text:p>7.66</text:p>
          </table:table-cell>
          <table:table-cell table:formula="of:=[.E21]*[.F21]" office:value-type="float" office:value="8.66417651925278">
            <text:p>8.66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1]+0.1" office:value-type="float" office:value="19.1">
            <text:p>19.1</text:p>
          </table:table-cell>
          <table:table-cell table:formula="of:=[.$B$4]/20*[.D22]" office:value-type="float" office:value="1.13645">
            <text:p>1.14</text:p>
          </table:table-cell>
          <table:table-cell table:formula="of:=[.$B$3]-[.E22]*[.$B$10]+[.$B$2]*LN(1-[.E22]/[.$B$4])" office:value-type="float" office:value="7.21887131928127">
            <text:p>7.22</text:p>
          </table:table-cell>
          <table:table-cell table:formula="of:=[.E22]*[.F22]" office:value-type="float" office:value="8.2038863107972">
            <text:p>8.2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2]+0.1" office:value-type="float" office:value="19.2">
            <text:p>19.2</text:p>
          </table:table-cell>
          <table:table-cell table:formula="of:=[.$B$4]/20*[.D23]" office:value-type="float" office:value="1.1424">
            <text:p>1.14</text:p>
          </table:table-cell>
          <table:table-cell table:formula="of:=[.$B$3]-[.E23]*[.$B$10]+[.$B$2]*LN(1-[.E23]/[.$B$4])" office:value-type="float" office:value="6.77339796418562">
            <text:p>6.77</text:p>
          </table:table-cell>
          <table:table-cell table:formula="of:=[.E23]*[.F23]" office:value-type="float" office:value="7.73792983428565">
            <text:p>7.7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3]+0.1" office:value-type="float" office:value="19.3">
            <text:p>19.3</text:p>
          </table:table-cell>
          <table:table-cell table:formula="of:=[.$B$4]/20*[.D24]" office:value-type="float" office:value="1.14835">
            <text:p>1.15</text:p>
          </table:table-cell>
          <table:table-cell table:formula="of:=[.$B$3]-[.E24]*[.$B$10]+[.$B$2]*LN(1-[.E24]/[.$B$4])" office:value-type="float" office:value="6.32751515180879">
            <text:p>6.33</text:p>
          </table:table-cell>
          <table:table-cell table:formula="of:=[.E24]*[.F24]" office:value-type="float" office:value="7.26620202457962">
            <text:p>7.2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4]+0.1" office:value-type="float" office:value="19.4">
            <text:p>19.4</text:p>
          </table:table-cell>
          <table:table-cell table:formula="of:=[.$B$4]/20*[.D25]" office:value-type="float" office:value="1.1543">
            <text:p>1.15</text:p>
          </table:table-cell>
          <table:table-cell table:formula="of:=[.$B$3]-[.E25]*[.$B$10]+[.$B$2]*LN(1-[.E25]/[.$B$4])" office:value-type="float" office:value="5.88109623796468">
            <text:p>5.88</text:p>
          </table:table-cell>
          <table:table-cell table:formula="of:=[.E25]*[.F25]" office:value-type="float" office:value="6.78854938748263">
            <text:p>6.79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5]+0.1" office:value-type="float" office:value="19.5">
            <text:p>19.5</text:p>
          </table:table-cell>
          <table:table-cell table:formula="of:=[.$B$4]/20*[.D26]" office:value-type="float" office:value="1.16025">
            <text:p>1.16</text:p>
          </table:table-cell>
          <table:table-cell table:formula="of:=[.$B$3]-[.E26]*[.$B$10]+[.$B$2]*LN(1-[.E26]/[.$B$4])" office:value-type="float" office:value="5.43394488131944">
            <text:p>5.43</text:p>
          </table:table-cell>
          <table:table-cell table:formula="of:=[.E26]*[.F26]" office:value-type="float" office:value="6.30473454855088">
            <text:p>6.3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6]+0.1" office:value-type="float" office:value="19.6">
            <text:p>19.6</text:p>
          </table:table-cell>
          <table:table-cell table:formula="of:=[.$B$4]/20*[.D27]" office:value-type="float" office:value="1.1662">
            <text:p>1.17</text:p>
          </table:table-cell>
          <table:table-cell table:formula="of:=[.$B$3]-[.E27]*[.$B$10]+[.$B$2]*LN(1-[.E27]/[.$B$4])" office:value-type="float" office:value="4.9857321528167">
            <text:p>4.99</text:p>
          </table:table-cell>
          <table:table-cell table:formula="of:=[.E27]*[.F27]" office:value-type="float" office:value="5.81436083661483">
            <text:p>5.81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7]+0.1" office:value-type="float" office:value="19.7">
            <text:p>19.7</text:p>
          </table:table-cell>
          <table:table-cell table:formula="of:=[.$B$4]/20*[.D28]" office:value-type="float" office:value="1.17215">
            <text:p>1.17</text:p>
          </table:table-cell>
          <table:table-cell table:formula="of:=[.$B$3]-[.E28]*[.$B$10]+[.$B$2]*LN(1-[.E28]/[.$B$4])" office:value-type="float" office:value="4.53584142276436">
            <text:p>4.54</text:p>
          </table:table-cell>
          <table:table-cell table:formula="of:=[.E28]*[.F28]" office:value-type="float" office:value="5.31668652369325">
            <text:p>5.3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8]+0.1" office:value-type="float" office:value="19.8">
            <text:p>19.8</text:p>
          </table:table-cell>
          <table:table-cell table:formula="of:=[.$B$4]/20*[.D29]" office:value-type="float" office:value="1.1781">
            <text:p>1.18</text:p>
          </table:table-cell>
          <table:table-cell table:formula="of:=[.$B$3]-[.E29]*[.$B$10]+[.$B$2]*LN(1-[.E29]/[.$B$4])" office:value-type="float" office:value="4.08288833378496">
            <text:p>4.08</text:p>
          </table:table-cell>
          <table:table-cell table:formula="of:=[.E29]*[.F29]" office:value-type="float" office:value="4.81005074603206">
            <text:p>4.81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9]+0.1" office:value-type="float" office:value="19.9">
            <text:p>19.9</text:p>
          </table:table-cell>
          <table:table-cell table:formula="of:=[.$B$4]/20*[.D30]" office:value-type="float" office:value="1.18405">
            <text:p>1.18</text:p>
          </table:table-cell>
          <table:table-cell table:formula="of:=[.$B$3]-[.E30]*[.$B$10]+[.$B$2]*LN(1-[.E30]/[.$B$4])" office:value-type="float" office:value="3.62245551092181">
            <text:p>3.62</text:p>
          </table:table-cell>
          <table:table-cell table:formula="of:=[.E30]*[.F30]" office:value-type="float" office:value="4.28916844770697">
            <text:p>4.29</text:p>
          </table:table-cell>
          <table:table-cell table:number-columns-repeated="4"/>
        </table:table-row>
        <table:table-row table:style-name="ro1" table:number-rows-repeated="6550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1">01/01/2011</text:date>, <text:time>12:5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7-07-26T18:39:30</meta:creation-date>
    <dc:creator>Ken Sarkies</dc:creator>
    <dc:date>2011-01-01T12:50:14</dc:date>
    <dc:language>en-US</dc:language>
    <meta:editing-cycles>13</meta:editing-cycles>
    <meta:editing-duration>PT02H36M22S</meta:editing-duration>
    <meta:document-statistic meta:table-count="3" meta:cell-count="28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6" style:family="chart" style:data-style-name="N0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512cm" svg:height="19.647cm" xlink:href=".." chart:class="chart:scatter" chart:style-name="ch1">
        <chart:plot-area chart:style-name="ch2" table:cell-range-address="Sheet1.E4:Sheet1.G32" svg:x="0.487cm" svg:y="0.39cm" svg:width="23.531cm" svg:height="18.858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4:Sheet1.F32" chart:class="chart:scatter">
            <chart:domain table:cell-range-address="Sheet1.E4:Sheet1.E32"/>
            <chart:data-point chart:repeated="29"/>
          </chart:series>
          <chart:series chart:style-name="ch6" chart:values-cell-range-address="Sheet1.G4:Sheet1.G32" chart:class="chart:scatter"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E4:Sheet1.E32">0</text:p>
              </table:table-cell>
              <table:table-cell office:value-type="float" office:value="22.1">
                <text:p text:id="Sheet1.F4:Sheet1.F32">22.1</text:p>
              </table:table-cell>
              <table:table-cell office:value-type="float" office:value="0">
                <text:p text:id="Sheet1.G4:Sheet1.G32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1">
                <text:p>0.401</text:p>
              </table:table-cell>
              <table:table-cell office:value-type="float" office:value="21.99376883028">
                <text:p>21.99376883028</text:p>
              </table:table-cell>
              <table:table-cell office:value-type="float" office:value="0.881950130094228">
                <text:p>0.881950130094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02">
                <text:p>0.802</text:p>
              </table:table-cell>
              <table:table-cell office:value-type="float" office:value="21.8817927088857">
                <text:p>21.8817927088857</text:p>
              </table:table-cell>
              <table:table-cell office:value-type="float" office:value="1.75491977525264">
                <text:p>1.75491977525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03">
                <text:p>1.203</text:p>
              </table:table-cell>
              <table:table-cell office:value-type="float" office:value="21.7634145615263">
                <text:p>21.7634145615263</text:p>
              </table:table-cell>
              <table:table-cell office:value-type="float" office:value="2.61813877175162">
                <text:p>2.61813877175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04">
                <text:p>1.604</text:p>
              </table:table-cell>
              <table:table-cell office:value-type="float" office:value="21.637857711137">
                <text:p>21.637857711137</text:p>
              </table:table-cell>
              <table:table-cell office:value-type="float" office:value="3.47071237686638">
                <text:p>3.470712376866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05">
                <text:p>2.005</text:p>
              </table:table-cell>
              <table:table-cell office:value-type="float" office:value="21.5041949648793">
                <text:p>21.5041949648793</text:p>
              </table:table-cell>
              <table:table-cell office:value-type="float" office:value="4.31159109045831">
                <text:p>4.31159109045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06">
                <text:p>2.406</text:p>
              </table:table-cell>
              <table:table-cell office:value-type="float" office:value="21.3613070196243">
                <text:p>21.3613070196243</text:p>
              </table:table-cell>
              <table:table-cell office:value-type="float" office:value="5.1395304689216">
                <text:p>5.1395304689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07">
                <text:p>2.807</text:p>
              </table:table-cell>
              <table:table-cell office:value-type="float" office:value="21.2078254259488">
                <text:p>21.2078254259488</text:p>
              </table:table-cell>
              <table:table-cell office:value-type="float" office:value="5.95303659706382">
                <text:p>5.95303659706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08">
                <text:p>3.208</text:p>
              </table:table-cell>
              <table:table-cell office:value-type="float" office:value="21.0420526760164">
                <text:p>21.0420526760164</text:p>
              </table:table-cell>
              <table:table-cell office:value-type="float" office:value="6.75029049846605">
                <text:p>6.750290498466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09">
                <text:p>3.609</text:p>
              </table:table-cell>
              <table:table-cell office:value-type="float" office:value="20.8618474373605">
                <text:p>20.8618474373605</text:p>
              </table:table-cell>
              <table:table-cell office:value-type="float" office:value="7.52904074014339">
                <text:p>7.52904074014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1">
                <text:p>4.01</text:p>
              </table:table-cell>
              <table:table-cell office:value-type="float" office:value="20.66445493201">
                <text:p>20.66445493201</text:p>
              </table:table-cell>
              <table:table-cell office:value-type="float" office:value="8.28644642773601">
                <text:p>8.28644642773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1">
                <text:p>4.411</text:p>
              </table:table-cell>
              <table:table-cell office:value-type="float" office:value="20.4462476408957">
                <text:p>20.4462476408957</text:p>
              </table:table-cell>
              <table:table-cell office:value-type="float" office:value="9.0188398343991">
                <text:p>9.0188398343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12">
                <text:p>4.812</text:p>
              </table:table-cell>
              <table:table-cell office:value-type="float" office:value="20.202312643147">
                <text:p>20.202312643147</text:p>
              </table:table-cell>
              <table:table-cell office:value-type="float" office:value="9.72135284388235">
                <text:p>9.72135284388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13">
                <text:p>5.213</text:p>
              </table:table-cell>
              <table:table-cell office:value-type="float" office:value="19.9257619516343">
                <text:p>19.9257619516343</text:p>
              </table:table-cell>
              <table:table-cell office:value-type="float" office:value="10.3872997053869">
                <text:p>10.3872997053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14">
                <text:p>5.614</text:p>
              </table:table-cell>
              <table:table-cell office:value-type="float" office:value="19.6065076080264">
                <text:p>19.6065076080264</text:p>
              </table:table-cell>
              <table:table-cell office:value-type="float" office:value="11.007093371146">
                <text:p>11.007093371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015">
                <text:p>6.015</text:p>
              </table:table-cell>
              <table:table-cell office:value-type="float" office:value="19.22890986402">
                <text:p>19.22890986402</text:p>
              </table:table-cell>
              <table:table-cell office:value-type="float" office:value="11.566189283208">
                <text:p>11.566189283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416">
                <text:p>6.416</text:p>
              </table:table-cell>
              <table:table-cell office:value-type="float" office:value="18.766767575157">
                <text:p>18.766767575157</text:p>
              </table:table-cell>
              <table:table-cell office:value-type="float" office:value="12.0407580762207">
                <text:p>12.0407580762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817">
                <text:p>6.817</text:p>
              </table:table-cell>
              <table:table-cell office:value-type="float" office:value="18.1709625400364">
                <text:p>18.1709625400364</text:p>
              </table:table-cell>
              <table:table-cell office:value-type="float" office:value="12.3871451635428">
                <text:p>12.38714516354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218">
                <text:p>7.218</text:p>
              </table:table-cell>
              <table:table-cell office:value-type="float" office:value="17.331222507167">
                <text:p>17.331222507167</text:p>
              </table:table-cell>
              <table:table-cell office:value-type="float" office:value="12.5096764056731">
                <text:p>12.50967640567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19">
                <text:p>7.619</text:p>
              </table:table-cell>
              <table:table-cell office:value-type="float" office:value="15.895677439177">
                <text:p>15.895677439177</text:p>
              </table:table-cell>
              <table:table-cell office:value-type="float" office:value="12.110916640909">
                <text:p>12.110916640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6591">
                <text:p>7.6591</text:p>
              </table:table-cell>
              <table:table-cell office:value-type="float" office:value="15.6774701480627">
                <text:p>15.6774701480627</text:p>
              </table:table-cell>
              <table:table-cell office:value-type="float" office:value="12.0075311611027">
                <text:p>12.00753116110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6992">
                <text:p>7.6992</text:p>
              </table:table-cell>
              <table:table-cell office:value-type="float" office:value="15.433535150314">
                <text:p>15.433535150314</text:p>
              </table:table-cell>
              <table:table-cell office:value-type="float" office:value="11.8825873829298">
                <text:p>11.8825873829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393">
                <text:p>7.7393</text:p>
              </table:table-cell>
              <table:table-cell office:value-type="float" office:value="15.1569844588013">
                <text:p>15.1569844588013</text:p>
              </table:table-cell>
              <table:table-cell office:value-type="float" office:value="11.7304449822001">
                <text:p>11.7304449822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7794">
                <text:p>7.7794</text:p>
              </table:table-cell>
              <table:table-cell office:value-type="float" office:value="14.8377301151934">
                <text:p>14.8377301151934</text:p>
              </table:table-cell>
              <table:table-cell office:value-type="float" office:value="11.5428637658135">
                <text:p>11.5428637658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8195">
                <text:p>7.8195</text:p>
              </table:table-cell>
              <table:table-cell office:value-type="float" office:value="14.460132371187">
                <text:p>14.460132371187</text:p>
              </table:table-cell>
              <table:table-cell office:value-type="float" office:value="11.3071005076497">
                <text:p>11.3071005076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596">
                <text:p>7.8596</text:p>
              </table:table-cell>
              <table:table-cell office:value-type="float" office:value="13.997990082324">
                <text:p>13.997990082324</text:p>
              </table:table-cell>
              <table:table-cell office:value-type="float" office:value="11.0018602851034">
                <text:p>11.0018602851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8997">
                <text:p>7.8997</text:p>
              </table:table-cell>
              <table:table-cell office:value-type="float" office:value="13.4021850472033">
                <text:p>13.4021850472033</text:p>
              </table:table-cell>
              <table:table-cell office:value-type="float" office:value="10.5873241217392">
                <text:p>10.58732412173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9398">
                <text:p>7.9398</text:p>
              </table:table-cell>
              <table:table-cell office:value-type="float" office:value="12.5624450143339">
                <text:p>12.5624450143339</text:p>
              </table:table-cell>
              <table:table-cell office:value-type="float" office:value="9.97433009248083">
                <text:p>9.974330092480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02">
                <text:p>8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